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Normal_20__28_Web_29_">
      <style:paragraph-properties fo:margin-top="0.1945in" fo:margin-bottom="0in"/>
    </style:style>
    <style:style style:name="P3"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Normal_20__28_Web_29_">
      <style:paragraph-properties fo:margin-top="0.1945in" fo:margin-bottom="0in" fo:line-height="200%"/>
    </style:style>
    <style:style style:name="P5" style:family="paragraph" style:parent-style-name="Normal_20__28_Web_29_">
      <style:paragraph-properties fo:margin-top="0.1945in" fo:margin-bottom="0in" fo:text-align="end" style:justify-single-word="false"/>
    </style:style>
    <style:style style:name="P6" style:family="paragraph" style:parent-style-name="Normal_20__28_Web_29_">
      <style:paragraph-properties fo:margin-top="0.1945in" fo:margin-bottom="0in" fo:text-align="center" style:justify-single-word="false"/>
      <style:text-properties style:font-name="Times New Roman" fo:font-size="12pt" style:font-size-asian="12pt" style:font-size-complex="12pt"/>
    </style:style>
    <style:style style:name="P7" style:family="paragraph" style:parent-style-name="Normal_20__28_Web_29_">
      <style:paragraph-properties fo:margin-top="0.1945in" fo:margin-bottom="0in" fo:text-align="center" style:justify-single-word="false" fo:break-before="page"/>
      <style:text-properties style:font-name="Times New Roman" fo:font-size="12pt" style:font-size-asian="12pt" style:font-size-complex="12pt"/>
    </style:style>
    <style:style style:name="P8" style:family="paragraph" style:parent-style-name="Normal_20__28_Web_29_">
      <style:paragraph-properties fo:margin-top="0in" fo:margin-bottom="0in" fo:text-align="center" style:justify-single-word="false"/>
      <style:text-properties style:font-name="Arial Black" fo:font-size="18pt" style:font-size-asian="18pt" style:font-size-complex="18pt"/>
    </style:style>
    <style:style style:name="P9" style:family="paragraph" style:parent-style-name="Normal_20__28_Web_29_">
      <style:paragraph-properties fo:margin-top="0in" fo:margin-bottom="0in" fo:text-align="start" style:justify-single-word="false"/>
      <style:text-properties style:font-name="Times New Roman" fo:font-size="12pt" style:font-size-asian="12pt" style:font-size-complex="12pt"/>
    </style:style>
    <style:style style:name="P10" style:family="paragraph" style:parent-style-name="Normal_20__28_Web_29_">
      <style:paragraph-properties fo:margin-top="0in" fo:margin-bottom="0in" fo:text-align="start" style:justify-single-word="false"/>
    </style:style>
    <style:style style:name="P11" style:family="paragraph" style:parent-style-name="Normal_20__28_Web_29_">
      <style:paragraph-properties fo:margin-top="0in" fo:margin-bottom="0in" fo:text-align="start" style:justify-single-word="false"/>
      <style:text-properties style:font-name="Arial" fo:font-size="16pt" style:text-underline-style="none" fo:font-weight="bold" style:font-size-asian="16pt" style:font-weight-asian="bold" style:font-size-complex="16pt" style:font-weight-complex="bold"/>
    </style:style>
    <style:style style:name="P12" style:family="paragraph" style:parent-style-name="Normal_20__28_Web_29_">
      <style:paragraph-properties fo:margin-top="0in" fo:margin-bottom="0in" fo:text-align="start" style:justify-single-word="false"/>
      <style:text-properties style:font-name="Arial" fo:font-size="16pt" fo:font-weight="bold" style:font-size-asian="16pt" style:font-weight-asian="bold" style:font-size-complex="16pt" style:font-weight-complex="bold"/>
    </style:style>
    <style:style style:name="P13" style:family="paragraph" style:parent-style-name="Normal_20__28_Web_29_">
      <style:paragraph-properties fo:margin-top="0in" fo:margin-bottom="0in" fo:text-align="start" style:justify-single-word="false"/>
      <style:text-properties style:font-name="Arial" fo:font-size="18pt" fo:font-weight="bold" style:font-size-asian="18pt" style:font-weight-asian="bold" style:font-size-complex="18pt" style:font-weight-complex="bold"/>
    </style:style>
    <style:style style:name="P14" style:family="paragraph" style:parent-style-name="Normal_20__28_Web_29_">
      <style:paragraph-properties fo:margin-left="2.6299in" fo:margin-right="0in" fo:margin-top="0.1945in" fo:margin-bottom="0in" fo:text-indent="0in" style:auto-text-indent="false"/>
    </style:style>
    <style:style style:name="P15" style:family="paragraph" style:parent-style-name="Normal_20__28_Web_29_">
      <style:paragraph-properties fo:margin-left="2.6299in" fo:margin-right="0in" fo:margin-top="0in" fo:margin-bottom="0in" fo:text-indent="0in" style:auto-text-indent="false"/>
    </style:style>
    <style:style style:name="P16"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style>
    <style:style style:name="P17"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fo:font-size="14pt" style:font-size-asian="14pt" style:font-size-complex="14pt"/>
    </style:style>
    <style:style style:name="P18"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style:font-name="Times New Roman" fo:font-size="14pt" style:font-size-asian="14pt" style:font-size-complex="14pt"/>
    </style:style>
    <style:style style:name="P19" style:family="paragraph" style:parent-style-name="Text_20_body">
      <style:paragraph-properties fo:margin-left="3.0626in" fo:margin-right="0in" fo:margin-top="0in" fo:margin-bottom="0in" fo:text-indent="0in" style:auto-text-indent="false"/>
      <style:text-properties style:font-name="Times New Roman" fo:font-size="12pt" style:font-size-asian="12pt" style:font-size-complex="12pt"/>
    </style:style>
    <style:style style:name="P20" style:family="paragraph" style:parent-style-name="Text_20_body">
      <style:paragraph-properties fo:line-height="150%"/>
      <style:text-properties style:font-name="Times New Roman" fo:font-size="12pt" style:font-size-asian="12pt" style:font-size-complex="12pt"/>
    </style:style>
    <style:style style:name="P21"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22" style:family="paragraph" style:parent-style-name="Text_20_body">
      <style:paragraph-properties fo:line-height="200%"/>
      <style:text-properties style:font-name="Times New Roman" fo:font-size="12pt" style:font-size-asian="12pt" style:font-size-complex="12pt"/>
    </style:style>
    <style:style style:name="P23"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24"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25" style:family="paragraph" style:parent-style-name="Text_20_body">
      <style:paragraph-properties fo:margin-left="0.5in" fo:margin-right="0in" fo:line-height="150%" fo:text-indent="0in" style:auto-text-indent="false"/>
      <style:text-properties style:font-name="Times New Roman" fo:font-size="12pt" style:font-size-asian="12pt" style:font-size-complex="12pt"/>
    </style:style>
    <style:style style:name="P26"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P27" style:family="paragraph" style:parent-style-name="Normal_20__28_Web_29_" style:master-page-name="Standard">
      <style:paragraph-properties fo:margin-top="0in" fo:margin-bottom="0in" fo:text-align="center" style:justify-single-word="false" style:page-number="auto"/>
      <style:text-properties style:font-name="Arial" fo:font-size="18pt" fo:font-weight="bold" style:font-size-asian="18pt" style:font-weight-asian="bold" style:font-size-complex="18pt" style:font-weight-complex="bold"/>
    </style:style>
    <style:style style:name="P28" style:family="paragraph" style:parent-style-name="Normal_20__28_Web_29_" style:list-style-name="L1">
      <style:paragraph-properties fo:margin-top="0in" fo:margin-bottom="0in" fo:text-align="start" style:justify-single-word="false"/>
    </style:style>
    <style:style style:name="P29" style:family="paragraph" style:parent-style-name="Normal_20__28_Web_29_" style:list-style-name="L1">
      <style:paragraph-properties fo:margin-top="0in" fo:margin-bottom="0in"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T1"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style:font-name="Times New Roman" fo:font-size="12pt" style:font-size-asian="12pt" style:font-size-complex="12pt"/>
    </style:style>
    <style:style style:name="T3"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Welcome to WyomingRegisteredAgent.com</text:p>
      <text:p text:style-name="P8"/>
      <text:p text:style-name="P9">Thank you for your recent purchase. In this package you will find</text:p>
      <text:p text:style-name="P9"/>
      <text:list xml:id="list40127645" text:style-name="L1">
        <text:list-item>
          <text:p text:style-name="P28"><text:span text:style-name="T1">Your original Articles of Organization.</text:span><text:span text:style-name="T2"> These are the filed and approved documents from the Wyoming Secretary of State which should be kept in a safe place with your other limited liability company (LLC) documents.</text:span></text:p>
        </text:list-item>
        <text:list-item>
          <text:p text:style-name="P28"><text:span text:style-name="T1">Resignation of Organizer.</text:span><text:span text:style-name="T2"> Since we signed your Articles of Organization as the organizer, this document shows we are no longer acting on behalf of your company, and that you are the new manager of the LLC.</text:span></text:p>
          <text:p text:style-name="P29"/>
        </text:list-item>
      </text:list>
      <text:p text:style-name="P11">How To Manage Your Account Online</text:p>
      <text:p text:style-name="P9"/>
      <text:p text:style-name="P9">You can manage your account online in order to keep up to date on the status of your corporation, find out when annual reports are due, make changes to your mailing address, or access a library of over 1000 corporate resolutions.</text:p>
      <text:p text:style-name="P9"/>
      <text:p text:style-name="P16"><text:a xlink:type="simple" xlink:href="http://my.wyomingregisteredagent.com/"><text:span text:style-name="T3">http://my.wyomingregisteredagent.com</text:span></text:a></text:p>
      <text:p text:style-name="P17">User Name: [onshow.username]</text:p>
      <text:p text:style-name="P17">Password: [onshow.password]</text:p>
      <text:p text:style-name="P13"/>
      <text:p text:style-name="P12">When Your Annual Report is Due</text:p>
      <text:p text:style-name="P10"/>
      <text:p text:style-name="P10">Your annual report is due on the first day of the month of filing date every year. WyomingRegisteredAgent.com will send you notification by both mail and email approximately 45 days before your annual report is due every year.</text:p>
      <text:p text:style-name="P13"/>
      <text:p text:style-name="P12">Questions and Support</text:p>
      <text:p text:style-name="P10"/>
      <text:p text:style-name="P10">If you have any problems or questions, please feel free to contact us:</text:p>
      <text:p text:style-name="P10"/>
      <text:p text:style-name="P16"><text:a xlink:type="simple" xlink:href="http://my.wyomingregisteredagent.com/"><text:span text:style-name="T3">http://support.wyomingregisteredagent.com</text:span></text:a></text:p>
      <text:p text:style-name="P17">Email: <text:a xlink:type="simple" xlink:href="mailto:support@wyomingregisteredagent.com">support@wyomingregisteredagent.com</text:a></text:p>
      <text:p text:style-name="P18">Phone: (307) 637-5151</text:p>
      <text:p text:style-name="P6"/>
      <text:p text:style-name="P7"/>
      <text:p text:style-name="P3"/>
      <text:p text:style-name="P3"/>
      <text:p text:style-name="P3">RESIGNATION OF ORGANIZER</text:p>
      <text:p text:style-name="P4"/>
      <text:p text:style-name="P2">WyomingRegisteredAgent.com Inc. and Keith T. Vogt do hereby resign as organizer of <text:bookmark text:name="CompanyName"/>[onshow.company_name], a Wyoming limited liability company, effective this day <text:date style:data-style-name="N76" text:date-value="2010-11-17T20:02:48.96">November 17, 2010</text:date>.</text:p>
      <text:p text:style-name="P5"/>
      <text:p text:style-name="P14"/>
      <text:p text:style-name="P15">By: ___________________________________</text:p>
      <text:p text:style-name="P15">Name: Keith T. Vogt</text:p>
      <text:p text:style-name="P15">Title: President</text:p>
      <text:p text:style-name="P15">WyomingRegisteredAgent.com, Inc.</text:p>
      <text:p text:style-name="P15"/>
      <text:p text:style-name="P26">Resolution Of ORGANIZER<text:line-break/>TO APPOINT MANAGER for</text:p>
      <text:p text:style-name="P21"> </text:p>
      <text:p text:style-name="P24">[onshow.company_name]</text:p>
      <text:p text:style-name="P21">A Wyoming Limited Liability Company (hereafter “LLC”)</text:p>
      <text:p text:style-name="P21"> </text:p>
      <text:p text:style-name="P20">The organizer of the above named LLC hereby appoints the following people as Manager(s) of the LLC:</text:p>
      <text:p text:style-name="P25">[onshow.new_director]</text:p>
      <text:p text:style-name="P20">  </text:p>
      <text:p text:style-name="P22">Adopted and resolved by the Organizer of the LLC this <text:date style:data-style-name="N76" text:date-value="2010-11-17T20:02:48.96">November 17, 2010</text:date>.</text:p>
      <text:p text:style-name="P23"> </text:p>
      <text:p text:style-name="P19">________________________________________<text:line-break/>Keith T. Vogt, President</text:p>
      <text:p text:style-name="P19">WyomingRegisteredAgent.com, Inc.</text:p>
      <text:p text:style-name="P19">Organiz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4:00</meta:creation-date>
    <dc:creator>Keith Vogt</dc:creator>
    <dc:date>2010-11-17T20:02:48.91</dc:date>
    <meta:print-date>2009-07-01T13:56:00</meta:print-date>
    <meta:editing-cycles>8</meta:editing-cycles>
    <meta:editing-duration>PT03H17M13S</meta:editing-duration>
    <meta:generator>OpenOffice.org/3.2$Win32 OpenOffice.org_project/320m18$Build-9502</meta:generator>
    <meta:document-statistic meta:table-count="0" meta:image-count="0" meta:object-count="0" meta:page-count="3" meta:paragraph-count="35" meta:word-count="298" meta:character-count="2059"/>
  </office:meta>
</office:document-meta>
</file>